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style="normal" fo:font-weight="normal" officeooo:rsid="00c5328e" officeooo:paragraph-rsid="001a7c6e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fo:font-weight="normal" officeooo:rsid="00cb4f3c" officeooo:paragraph-rsid="001a7c6e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fo:font-style="normal" fo:font-weight="normal" officeooo:rsid="00c42746" officeooo:paragraph-rsid="001a7c6e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c5328e" officeooo:paragraph-rsid="001a7c6e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c6159f" officeooo:paragraph-rsid="001a7c6e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271cdec" officeooo:paragraph-rsid="001a7c6e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c62521" officeooo:paragraph-rsid="001a7c6e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c7f31c" officeooo:paragraph-rsid="001a7c6e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c959e7" officeooo:paragraph-rsid="001a7c6e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ca7979" officeooo:paragraph-rsid="001a7c6e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Liberation Serif" fo:font-style="italic" fo:font-weight="normal" officeooo:rsid="00c959e7" officeooo:paragraph-rsid="001a7c6e" style:font-style-asian="italic" style:font-weight-asian="normal" style:font-style-complex="italic" style:font-weight-complex="normal"/>
    </style:style>
    <style:style style:name="T1" style:family="text">
      <style:text-properties officeooo:rsid="02731ba8"/>
    </style:style>
    <style:style style:name="T2" style:family="text">
      <style:text-properties officeooo:rsid="00c42746"/>
    </style:style>
    <style:style style:name="T3" style:family="text">
      <style:text-properties officeooo:rsid="0398249e"/>
    </style:style>
    <style:style style:name="T4" style:family="text">
      <style:text-properties officeooo:rsid="00c6159f"/>
    </style:style>
    <style:style style:name="T5" style:family="text">
      <style:text-properties officeooo:rsid="0271cdec"/>
    </style:style>
    <style:style style:name="T6" style:family="text">
      <style:text-properties officeooo:rsid="01839b90"/>
    </style:style>
    <style:style style:name="T7" style:family="text">
      <style:text-properties officeooo:rsid="0398e15d"/>
    </style:style>
    <style:style style:name="T8" style:family="text">
      <style:text-properties officeooo:rsid="00c62521"/>
    </style:style>
    <style:style style:name="T9" style:family="text">
      <style:text-properties officeooo:rsid="00c7f31c"/>
    </style:style>
    <style:style style:name="T10" style:family="text">
      <style:text-properties officeooo:rsid="00c959e7"/>
    </style:style>
    <style:style style:name="T11" style:family="text">
      <style:text-properties officeooo:rsid="00ca79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4">Извещение о моём задержании дошло в <text:s/>СМП-615 поздно <text:span text:style-name="T2">—</text:span> через месяц-два. </text:p>
      <text:p text:style-name="P4">Я уж и думать забыл, когда начальник вызвал меня с объекта и потребовал написать объяснительную.</text:p>
      <text:p text:style-name="P4">Как видно, он решил использовать ситуацию по полной и <text:span text:style-name="T3">вскоре </text:span>назначил заседание профкома для рассмотрения моего персонального дела.</text:p>
      <text:p text:style-name="P4">Начинались осенние холода и на заседание я пришёл в плаще и шляпе. </text:p>
      <text:p text:style-name="P4">Начальник, в пиджаке и галстуке, приступил к изложению моих <text:span text:style-name="T4">прегрешений</text:span>.</text:p>
      <text:p text:style-name="P5">Вот <text:span text:style-name="T3">самое </text:span>свеженькое — бумага из милиции, как я нарушал постановление партии и правительства в парке на скамье. <text:span text:style-name="T5">Вот так</text:span> <text:span text:style-name="T3">вот я </text:span>позор<text:span text:style-name="T5">ю</text:span> СМП-615 перед лицом общественности и органов! </text:p>
      <text:p text:style-name="P6">До каких пор?</text:p>
      <text:p text:style-name="P5">Однако, я избрал позицию наблюдателя и на <text:span text:style-name="T6">пустопорожние </text:span>вопросы отвечал лишь пожимом левого плеча под плащом.</text:p>
      <text:p text:style-name="P5">А моё издевательское отношение к руководству поезда? Вот, пожалуйста — написал объяснительную стихами.</text:p>
      <text:p text:style-name="P5">Из стопочки бумаг на столе перед собой <text:span text:style-name="T5">начальник</text:span> приподня<text:span text:style-name="T5">л</text:span> одну и потряс <text:span text:style-name="T5">в воздухе</text:span>.</text:p>
      <text:p text:style-name="P5">Ух, ты! А я и не знал, что на меня такое досье скопилось...</text:p>
      <text:p text:style-name="P5">Или, вот <text:span text:style-name="T5">написанное мною</text:span> напоминание в профком:</text:p>
      <text:p text:style-name="P5">«Три месяца назад <text:span text:style-name="T5">я</text:span> пода<text:span text:style-name="T5">л</text:span> заявление в квалификационную комиссию СМП-615 <text:s/><text:span text:style-name="T7">с просьбой </text:span>о повышении мне разряда по специальности каменщика. Но до сих пор комиссия ни ухом не ведёт, ни рогом не шевелит.»</text:p>
      <text:p text:style-name="P5">Профком дружно грохнул хохотом; начальник, повинуясь стадному рефлексу, тоже подхохотнул, не понимая что тут смешного.</text:p>
      <text:p text:style-name="P5"><text:span text:style-name="T5">И </text:span>вообще <text:span text:style-name="T5">с</text:span>о мною опасно <text:span text:style-name="T5">даже </text:span>находиться рядом, я на объекте руки под плиту подкладываю!</text:p>
      <text:p text:style-name="P5"/>
      <text:p text:style-name="P5">Это факт. </text:p>
      <text:p text:style-name="P5">В тот день нас было четверо: мастер Каренин, плотник Иван, крановщик Виталя и я.</text:p>
      <text:p text:style-name="P5">Солнце играло на мартовских снегах строительных угодий, где мы начинали новый объект. </text:p>
      <text:p text:style-name="P5">Блоки фундамента уложены были в котлован ещё с осени, а потом всю зиму Иван приходил сторожить объект с 8 до 5. </text:p>
      <text:p text:style-name="P5">Приходил, включал в вагончике <text:s/>электотэн <text:span text:style-name="T8">и смотрел на белые сугробы за окном, или на портреты шлюховатых красоток из цветных журналов, которыми оклеил все стены.</text:span></text:p>
      <text:p text:style-name="P7">В тот <text:span text:style-name="T7">мартовский </text:span>день он стал моим подсобником. </text:p>
      <text:p text:style-name="P7">Всего-то и надо было поднять четыре ряда кладки в короткой стенке будуще<text:span text:style-name="T6">го</text:span> подъезд<text:span text:style-name="T6">а,</text:span> для монтажа обрубка плиты над <text:s/>входом в подвал под будущей лестничной площадкой первого этажа. </text:p>
      <text:p text:style-name="P7">Стоя на риштовке между блоков фундамента под будущие стены, я поднял два невысоких столбика по края кирпичной стенки и зачалил шнýрку, чтобы <text:span text:style-name="T7">положить</text:span> эти четыре ряда для опирания плиты. Работы на полчаса, а до конца рабочего дня час с небольшим.</text:p>
      <text:p text:style-name="P7">Однако, Витале-крановщику не терпелось спуститься со своего насеста в кабинке башенного крана, чтоб поиграть с Иваном в карты до пяти. Вот Виталя и покричал сверху плотнику скорее зацепить обрубок бетонной плиты предназначенной для монтажа. Одним боком ляжет на блоки под поперечную стену, другим на поднятые мною столбики — поедят! А пропуск потом заложат, по ходу строительства.</text:p>
      <text:p text:style-name="P7">Я попытался объяснить Ивану, что именно сейчас самый удобный момент закончить эту кладку. <text:span text:style-name="T9">Если сейчас оставить, потом придётся корячиться в три погибели под плитой будущей лестничной площадки, втискивая кирпичи под смонтированный обрубок. </text:span></text:p>
      <text:p text:style-name="P8">Пусть лучше подаёт раствор и я закончу за пятнадцать минут, работая с таким удобством.</text:p>
      <text:p text:style-name="P8"><text:soft-page-break/>Виталя для Ивана оказался дороже логики, он пошёл и зацепил стропы, как тот сказал.</text:p>
      <text:p text:style-name="P8"><text:span text:style-name="T5">Крановщик</text:span> сделал «вира» грузом, развернул стрелу и понёс ко мне обрубок — положить как он хотел. Он кричал мне скорей настелить раствор на столбики, не то бросит плиту насухо — и так пойдёт.</text:p>
      <text:p text:style-name="P8">Вместо раствора я положил на столбик руку, чтоб он не <text:span text:style-name="T5">исполнил своего намерения</text:span>.</text:p>
      <text:p text:style-name="P8">Виталя темпераментно матерился <text:span text:style-name="T7">из</text:span> сво<text:span text:style-name="T7">его</text:span> скворечник<text:span text:style-name="T7">а</text:span> наверху, беспрерывно звенел звонком крана и подносил <text:span text:style-name="T5">груз </text:span>всё ближе.</text:p>
      <text:p text:style-name="P8">Вобщем, это была лобовая атака двух самолётов друг на друга: кто уступит — трус сопливый.</text:p>
      <text:p text:style-name="P8">Когда бетонному обрубку до руки оставалось около метра, мастер Каренин очнулся от наблюдения за схваткой двух ассов и заорал Витале отвести <text:span text:style-name="T5">плиту</text:span> в сторону.</text:p>
      <text:p text:style-name="P8"/>
      <text:p text:style-name="P8">Там он<text:span text:style-name="T5">а</text:span> и висел<text:span text:style-name="T5">а</text:span> на стропах, пока я заканчивал кладку как положено. </text:p>
      <text:p text:style-name="P8">Мастер Каренин стоял на блоках у меня над головой и спрашивал:</text:p>
      <text:p text:style-name="P8">- Зачем ты это делаешь, Сергей? Он же мог и раздавить, <text:span text:style-name="T5">у него </text:span>дури хватит. Остался б ты калекой.</text:p>
      <text:p text:style-name="P8">- Каренин, у меня и так вся жизнь поломатая. Всё, что осталось — это работа. Не хочу, чтоб из неё сопли делали.</text:p>
      <text:p text:style-name="P8">- <text:span text:style-name="T6">Кого?-</text:span> спросил Иван, стоя на блоках другой стены, у меня за спиной. - А <text:span text:style-name="T6">шо</text:span> это она у него поломатая?</text:p>
      <text:p text:style-name="P8">- <text:span text:style-name="T10">Это кому что на роду написано,- пояснил ему мастер Каренин.</text:span></text:p>
      <text:p text:style-name="P9">Я заканчивал последний ряд, типа, занят, но не встрять в прекраснословную беседу не мог:</text:p>
      <text:p text:style-name="P9">- Чтоб <text:span text:style-name="T5">у н</text:span>е<text:span text:style-name="T5">го</text:span> рук<text:span text:style-name="T5">а</text:span> отсохл<text:span text:style-name="T5">а</text:span>, <text:span text:style-name="T5">у </text:span>писател<text:span text:style-name="T5">я</text:span> это<text:span text:style-name="T5">го</text:span>.</text:p>
      <text:p text:style-name="P9">Каренин с Иваном враз умолкли. Мастер как-то съёжился и отвёл глаза.</text:p>
      <text:p text:style-name="P9">И именно в тот момент, <text:s/>жмурясь от лучей предвечернего мартовского солнца и настилая раствор для монтажа плиты на готовую стенку, я впервые подумал, что события нашей жизни определяются и происходят так, как мы сами о них расскажем в своей дальнейшей жизни. Неважно кому, неважно устно, или письменно...</text:p>
      <text:p text:style-name="P11"/>
      <text:p text:style-name="P11"><text:span text:style-name="T6">(...о</text:span>паньки! </text:p>
      <text:p text:style-name="P11">Выходит тем проклятьем я пожелал, чтоб у меня рука отсохла?!..<text:span text:style-name="T6">)</text:span></text:p>
      <text:p text:style-name="P11"/>
      <text:p text:style-name="P9">Мы с Иваном смонтировали обрубок. Виталя слез с крана и успел <text:span text:style-name="T7">ещё </text:span>пару раз сыграть в карты до выхода на шоссе, откуда нас забирала наша «чаечка».</text:p>
      <text:p text:style-name="P9">Вскоре я забыл про этот случай, а вот начальник пришил в досье.</text:p>
      <text:p text:style-name="P9">- И все вы знаете сколько раз его увозили в психбольницу. Но самое главное — он злостный нарушитель трудовой дисциплины. Три прогула за один лишь текущий год! Поэтому моё предложение — уволить его за систематические прогулы.</text:p>
      <text:p text:style-name="P9"/>
      <text:p text:style-name="P9">Всё верно — два дня в Москву за паровозиком для Андрея, один день в Киев, в книгоиздательство «Дн<text:span text:style-name="T7">i</text:span>про».</text:p>
      <text:p text:style-name="P9">Я сознавал, что совершаю прогулы, но в СМП-615 немало кто имеет по неделе прогулов, а пара чемпионов <text:span text:style-name="T6">и </text:span>до двадцати дней. </text:p>
      <text:p text:style-name="P9">Вот что я посчитал гарантией дозволенности не вы<text:span text:style-name="T7">ходить</text:span> на работу <text:span text:style-name="T7">целых </text:span>три дня — <text:span text:style-name="T11">их нарушения прикроют мою задницу</text:span>. <text:s text:c="2"/></text:p>
      <text:p text:style-name="P10">Ан, нет! Дисциплина прежде всего.</text:p>
      <text:p text:style-name="P10"/>
      <text:p text:style-name="P10">И вот, после пяти ежегодных записей в мою трудовую книжку про объявление мне благодарности и награждении меня почётной грамотой, 18 октября 1985 года, зав отдела кадров СМП-615, А. Петухов, таким же почерком написал в ней, что я уволен по статье 40-<text:span text:style-name="T7">й</text:span> — прогул без уважительных причин.</text:p>
      <text:p text:style-name="P10"/>
      <text:p text:style-name="P10"><text:soft-page-break/>Участники заседания профкома проголосовали «за» предложение начальника — против, воздержавшихся нет.</text:p>
      <text:p text:style-name="P10"><text:s/>Впоследствии, они сказали, что я сам виноват. Мне следовало встать, снять шляпу, повиниться и меня простили б.</text:p>
      <text:p text:style-name="P10">Отчего я до конца остался наблюдателем и не выступил с самозащитной речью про чужие прогулы и моё искреннее раскаяние?</text:p>
      <text:p text:style-name="P10">Надоело. </text:p>
      <text:p text:style-name="P10">Пришла пора искать новые точки приложения для моего экспериментализма.</text:p>
      <text:p text:style-name="P10">К тому же, летом был сдан 100-квартирный дом. Каменщица из нашей бригады, Нина — толстуха с мохнатой родинкой на щеке, получила в нём квартиру.</text:p>
      <text:p text:style-name="P10">Она поступила в СМП-615 за пару месяцев до сдачи дома, и, получив квартиру, вскоре уволилась.</text:p>
      <text:p text:style-name="P10">Я пошёл в отдел кадров и спросил у Петухова: какая у меня очередь на получение квартиры?</text:p>
      <text:p text:style-name="P10">Он ответил, что я — тридцать пятый.</text:p>
      <text:p text:style-name="P10">Это невозможно! Шесть лет назад я был двадцать четвёртым!</text:p>
      <text:p text:style-name="P2">Он ответил, что с тех пор сменились три начальника и на работу принимал меня не он — в бумагах написано, <text:span text:style-name="T7">что</text:span> я — тридцать пятый, <text:span text:style-name="T7">и </text:span>у него других данных нет.</text:p>
      <text:p text:style-name="P2">Прощай, любимый поезд! Прощай, бригада! </text:p>
      <text:p text:style-name="P2">Вагончик я не <text:span text:style-name="T1">стану поджигать</text:span>, хоть из него пропала моя гитара, принéсенная на день рожденье Грин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7:09:51.188488979</meta:creation-date>
    <dc:date>2017-03-03T17:09:57.688227569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65" meta:word-count="1121" meta:character-count="7068" meta:non-whitespace-character-count="5971"/>
    <meta:generator>LibreOffice/4.3.3.2$Linux_x86 LibreOffice_project/430m0$Build-2</meta:generator>
  </office:meta>
</office:document-meta>
</file>